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Arial Unicode MS'"/>
    <style:font-face style:name="DejaVu Sans1" svg:font-family="'DejaVu Sans', 'MS Minch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22.356cm" table:align="left" style:writing-mode="lr-tb"/>
    </style:style>
    <style:style style:name="Таблица1.A" style:family="table-column">
      <style:table-column-properties style:column-width="3.258cm"/>
    </style:style>
    <style:style style:name="Таблица1.B" style:family="table-column">
      <style:table-column-properties style:column-width="2.858cm"/>
    </style:style>
    <style:style style:name="Таблица1.C" style:family="table-column">
      <style:table-column-properties style:column-width="16.24cm"/>
    </style:style>
    <style:style style:name="Таблица1.1" style:family="table-row">
      <style:table-row-properties style:keep-together="true" fo:keep-together="auto"/>
    </style:style>
    <style:style style:name="Таблица1.A1" style:family="table-cell">
      <style:table-cell-properties style:vertical-align="top" fo:padding="0.097cm" fo:border-left="0.002cm solid #000000" fo:border-right="none" fo:border-top="0.002cm solid #000000" fo:border-bottom="0.002cm solid #000000" style:writing-mode="lr-tb"/>
    </style:style>
    <style:style style:name="Таблица1.C1" style:family="table-cell">
      <style:table-cell-properties style:vertical-align="top" fo:padding="0.097cm" fo:border="0.002cm solid #000000" style:writing-mode="lr-tb"/>
    </style:style>
    <style:style style:name="Таблица1.A2" style:family="table-cell">
      <style:table-cell-properties style:vertical-align="top" fo:padding="0.097cm" fo:border-left="0.002cm solid #000000" fo:border-right="none" fo:border-top="none" fo:border-bottom="0.002cm solid #000000" style:writing-mode="lr-tb"/>
    </style:style>
    <style:style style:name="Таблица1.C2" style:family="table-cell">
      <style:table-cell-properties style:vertical-align="top" fo:padding="0.097cm" fo:border-left="0.002cm solid #000000" fo:border-right="0.002cm solid #000000" fo:border-top="none" fo:border-bottom="0.002cm solid #000000" style:writing-mode="lr-tb"/>
    </style:style>
    <style:style style:name="Таблица2" style:family="table">
      <style:table-properties style:width="27.711cm" table:align="left" style:writing-mode="lr-tb"/>
    </style:style>
    <style:style style:name="Таблица2.A" style:family="table-column">
      <style:table-column-properties style:column-width="9.232cm"/>
    </style:style>
    <style:style style:name="Таблица2.B" style:family="table-column">
      <style:table-column-properties style:column-width="9.234cm"/>
    </style:style>
    <style:style style:name="Таблица2.C" style:family="table-column">
      <style:table-column-properties style:column-width="9.245cm"/>
    </style:style>
    <style:style style:name="Таблица2.1" style:family="table-row">
      <style:table-row-properties style:keep-together="true" fo:keep-together="auto"/>
    </style:style>
    <style:style style:name="Таблица2.A1" style:family="table-cell">
      <style:table-cell-properties style:vertical-align="top" fo:padding="0.097cm" fo:border-left="0.002cm solid #000000" fo:border-right="none" fo:border-top="0.002cm solid #000000" fo:border-bottom="0.002cm solid #000000" style:writing-mode="lr-tb"/>
    </style:style>
    <style:style style:name="Таблица2.C1" style:family="table-cell">
      <style:table-cell-properties style:vertical-align="top" fo:padding="0.097cm" fo:border="0.002cm solid #000000" style:writing-mode="lr-tb"/>
    </style:style>
    <style:style style:name="Таблица2.A2" style:family="table-cell">
      <style:table-cell-properties style:vertical-align="top" fo:padding="0.097cm" fo:border-left="0.002cm solid #000000" fo:border-right="none" fo:border-top="none" fo:border-bottom="0.002cm solid #000000" style:writing-mode="lr-tb"/>
    </style:style>
    <style:style style:name="Таблица2.C2" style:family="table-cell">
      <style:table-cell-properties style:vertical-align="top" fo:padding="0.097cm" fo:border-left="0.002cm solid #000000" fo:border-right="0.002cm solid #000000" fo:border-top="none" fo:border-bottom="0.002cm solid #000000" style:writing-mode="lr-tb"/>
    </style:style>
    <style:style style:name="Таблица3" style:family="table">
      <style:table-properties style:width="23.596cm" table:align="left" style:writing-mode="lr-tb"/>
    </style:style>
    <style:style style:name="Таблица3.A" style:family="table-column">
      <style:table-column-properties style:column-width="4.083cm"/>
    </style:style>
    <style:style style:name="Таблица3.B" style:family="table-column">
      <style:table-column-properties style:column-width="3.133cm"/>
    </style:style>
    <style:style style:name="Таблица3.C" style:family="table-column">
      <style:table-column-properties style:column-width="16.379cm"/>
    </style:style>
    <style:style style:name="Таблица3.1" style:family="table-row">
      <style:table-row-properties style:keep-together="true" fo:keep-together="auto"/>
    </style:style>
    <style:style style:name="Таблица3.A1" style:family="table-cell">
      <style:table-cell-properties style:vertical-align="top" fo:padding="0.097cm" fo:border-left="0.002cm solid #000000" fo:border-right="none" fo:border-top="0.002cm solid #000000" fo:border-bottom="0.002cm solid #000000" style:writing-mode="lr-tb"/>
    </style:style>
    <style:style style:name="Таблица3.C1" style:family="table-cell">
      <style:table-cell-properties style:vertical-align="top" fo:padding="0.097cm" fo:border="0.002cm solid #000000" style:writing-mode="lr-tb"/>
    </style:style>
    <style:style style:name="Таблица3.A2" style:family="table-cell">
      <style:table-cell-properties style:vertical-align="top" fo:padding="0.097cm" fo:border-left="0.002cm solid #000000" fo:border-right="none" fo:border-top="none" fo:border-bottom="0.002cm solid #000000" style:writing-mode="lr-tb"/>
    </style:style>
    <style:style style:name="Таблица3.C2" style:family="table-cell">
      <style:table-cell-properties style:vertical-align="top" fo:padding="0.097cm" fo:border-left="0.002cm solid #000000" fo:border-right="0.002cm solid #000000" fo:border-top="none" fo:border-bottom="0.002cm solid #000000" style:writing-mode="lr-tb"/>
    </style:style>
    <style:style style:name="Таблица4" style:family="table">
      <style:table-properties style:width="27.905cm" fo:margin-left="-0.15cm" table:align="left" style:writing-mode="lr-tb"/>
    </style:style>
    <style:style style:name="Таблица4.A" style:family="table-column">
      <style:table-column-properties style:column-width="0.6cm"/>
    </style:style>
    <style:style style:name="Таблица4.B" style:family="table-column">
      <style:table-column-properties style:column-width="1.27cm"/>
    </style:style>
    <style:style style:name="Таблица4.C" style:family="table-column">
      <style:table-column-properties style:column-width="1.199cm"/>
    </style:style>
    <style:style style:name="Таблица4.D" style:family="table-column">
      <style:table-column-properties style:column-width="1.411cm"/>
    </style:style>
    <style:style style:name="Таблица4.E" style:family="table-column">
      <style:table-column-properties style:column-width="1.729cm"/>
    </style:style>
    <style:style style:name="Таблица4.G" style:family="table-column">
      <style:table-column-properties style:column-width="0.494cm"/>
    </style:style>
    <style:style style:name="Таблица4.H" style:family="table-column">
      <style:table-column-properties style:column-width="1.36cm"/>
    </style:style>
    <style:style style:name="Таблица4.I" style:family="table-column">
      <style:table-column-properties style:column-width="1.004cm"/>
    </style:style>
    <style:style style:name="Таблица4.J" style:family="table-column">
      <style:table-column-properties style:column-width="1.446cm"/>
    </style:style>
    <style:style style:name="Таблица4.K" style:family="table-column">
      <style:table-column-properties style:column-width="1.094cm"/>
    </style:style>
    <style:style style:name="Таблица4.L" style:family="table-column">
      <style:table-column-properties style:column-width="1.129cm"/>
    </style:style>
    <style:style style:name="Таблица4.M" style:family="table-column">
      <style:table-column-properties style:column-width="1.693cm"/>
    </style:style>
    <style:style style:name="Таблица4.N" style:family="table-column">
      <style:table-column-properties style:column-width="0.776cm"/>
    </style:style>
    <style:style style:name="Таблица4.O" style:family="table-column">
      <style:table-column-properties style:column-width="0.811cm"/>
    </style:style>
    <style:style style:name="Таблица4.P" style:family="table-column">
      <style:table-column-properties style:column-width="0.741cm"/>
    </style:style>
    <style:style style:name="Таблица4.R" style:family="table-column">
      <style:table-column-properties style:column-width="1.799cm"/>
    </style:style>
    <style:style style:name="Таблица4.S" style:family="table-column">
      <style:table-column-properties style:column-width="1.023cm"/>
    </style:style>
    <style:style style:name="Таблица4.U" style:family="table-column">
      <style:table-column-properties style:column-width="0.917cm"/>
    </style:style>
    <style:style style:name="Таблица4.V" style:family="table-column">
      <style:table-column-properties style:column-width="2.364cm"/>
    </style:style>
    <style:style style:name="Таблица4.W" style:family="table-column">
      <style:table-column-properties style:column-width="0.106cm"/>
    </style:style>
    <style:style style:name="Таблица4.X" style:family="table-column">
      <style:table-column-properties style:column-width="0.141cm"/>
    </style:style>
    <style:style style:name="Таблица4.1" style:family="table-row">
      <style:table-row-properties style:min-row-height="0.82cm" style:keep-together="true" fo:keep-together="auto"/>
    </style:style>
    <style:style style:name="Таблица4.A1" style:family="table-cell">
      <style:table-cell-properties style:vertical-align="top" fo:padding="0cm" fo:border-left="0.035cm solid #000000" fo:border-right="none" fo:border-top="none" fo:border-bottom="0.035cm solid #000000" style:writing-mode="lr-tb"/>
    </style:style>
    <style:style style:name="Таблица4.V1" style:family="table-cell">
      <style:table-cell-properties style:vertical-align="bottom" fo:padding="0cm" fo:border="0.035cm solid #000000" style:writing-mode="lr-tb"/>
    </style:style>
    <style:style style:name="Таблица4.2" style:family="table-row">
      <style:table-row-properties style:min-row-height="0.556cm" style:keep-together="true" fo:keep-together="auto"/>
    </style:style>
    <style:style style:name="Таблица4.A2" style:family="table-cell">
      <style:table-cell-properties style:vertical-align="bottom" fo:padding="0cm" fo:border="none" style:writing-mode="lr-tb"/>
    </style:style>
    <style:style style:name="Таблица4.V2" style:family="table-cell">
      <style:table-cell-properties style:vertical-align="bottom" fo:padding="0cm" fo:border-left="0.035cm solid #000000" fo:border-right="0.035cm solid #000000" fo:border-top="none" fo:border-bottom="0.035cm solid #000000" style:writing-mode="lr-tb"/>
    </style:style>
    <style:style style:name="Таблица4.4" style:family="table-row">
      <style:table-row-properties style:min-row-height="0.529cm" style:keep-together="true" fo:keep-together="auto"/>
    </style:style>
    <style:style style:name="Таблица4.V4" style:family="table-cell">
      <style:table-cell-properties style:vertical-align="bottom" fo:padding="0cm" fo:border-left="0.035cm solid #000000" fo:border-right="0.035cm solid #000000" fo:border-top="none" fo:border-bottom="none" style:writing-mode="lr-tb"/>
    </style:style>
    <style:style style:name="Таблица4.W6" style:family="table-cell">
      <style:table-cell-properties style:vertical-align="top" fo:padding="0cm" fo:border="none" style:writing-mode="lr-tb"/>
    </style:style>
    <style:style style:name="Таблица4.V8" style:family="table-cell">
      <style:table-cell-properties style:vertical-align="bottom" fo:padding="0cm" fo:border-left="0.035cm solid #000000" fo:border-right="0.035cm solid #000000" fo:border-top="0.035cm solid #000000" fo:border-bottom="none" style:writing-mode="lr-tb"/>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list-style-name="WW8Num5"/>
    <style:style style:name="P3" style:family="paragraph" style:parent-style-name="Standard" style:list-style-name="WW8Num4"/>
    <style:style style:name="P4" style:family="paragraph" style:parent-style-name="Standard">
      <style:text-properties fo:font-weight="bold" style:font-weight-asian="bold" style:font-weight-complex="bold"/>
    </style:style>
    <style:style style:name="P5" style:family="paragraph" style:parent-style-name="Standard" style:list-style-name="WW8Num2"/>
    <style:style style:name="P6" style:family="paragraph" style:parent-style-name="Standard">
      <style:text-properties fo:color="#800000"/>
    </style:style>
    <style:style style:name="P7" style:family="paragraph" style:parent-style-name="Standard">
      <style:text-properties fo:color="#800000" fo:language="en" fo:country="US" fo:background-color="#ffff00"/>
    </style:style>
    <style:style style:name="P8" style:family="paragraph" style:parent-style-name="Standard" style:list-style-name="WW8Num3"/>
    <style:style style:name="P9" style:family="paragraph" style:parent-style-name="Standard" style:list-style-name="WW8Num6"/>
    <style:style style:name="P10" style:family="paragraph" style:parent-style-name="Standard">
      <style:text-properties style:use-window-font-color="true"/>
    </style:style>
    <style:style style:name="P11" style:family="paragraph" style:parent-style-name="Standard">
      <style:paragraph-properties style:snap-to-layout-grid="false"/>
    </style:style>
    <style:style style:name="P12" style:family="paragraph" style:parent-style-name="Standard">
      <style:paragraph-properties style:snap-to-layout-grid="false"/>
      <style:text-properties fo:color="#000000" style:font-name-asian="Times New Roman" style:language-asian="ar" style:country-asian="SA" style:font-name-complex="Times New Roman" style:language-complex="ar" style:country-complex="SA"/>
    </style:style>
    <style:style style:name="P13" style:family="paragraph" style:parent-style-name="Standard">
      <style:paragraph-properties style:snap-to-layout-grid="false"/>
      <style:text-properties fo:color="#000000" fo:font-size="8pt" style:font-size-asian="8pt" style:font-size-complex="8pt"/>
    </style:style>
    <style:style style:name="P14" style:family="paragraph" style:parent-style-name="Standard">
      <style:paragraph-properties style:snap-to-layout-grid="false"/>
      <style:text-properties fo:color="#000000" fo:font-size="10pt" style:font-size-asian="10pt" style:font-size-complex="10pt"/>
    </style:style>
    <style:style style:name="P15" style:family="paragraph" style:parent-style-name="Standard">
      <style:paragraph-properties style:snap-to-layout-grid="false"/>
      <style:text-properties fo:color="#000000" style:font-name="Calibri" fo:font-size="10pt" style:font-size-asian="10pt" style:font-size-complex="10pt"/>
    </style:style>
    <style:style style:name="P16" style:family="paragraph" style:parent-style-name="Standard">
      <style:paragraph-properties fo:text-align="end" style:justify-single-word="false" style:snap-to-layout-grid="false"/>
      <style:text-properties fo:color="#000000" style:font-name="Calibri" fo:font-size="10pt" style:font-size-asian="10pt" style:font-size-complex="10pt"/>
    </style:style>
    <style:style style:name="P17" style:family="paragraph" style:parent-style-name="Standard">
      <style:paragraph-properties style:snap-to-layout-grid="false"/>
      <style:text-properties fo:color="#000000" style:font-name="Calibri" fo:font-size="8pt" style:font-size-asian="8pt" style:font-size-complex="8pt"/>
    </style:style>
    <style:style style:name="P18" style:family="paragraph" style:parent-style-name="Standard">
      <style:paragraph-properties fo:padding-left="0cm" fo:padding-right="0cm" fo:padding-top="0cm" fo:padding-bottom="0.035cm" fo:border-left="none" fo:border-right="none" fo:border-top="none" fo:border-bottom="0.035cm solid #000000"/>
    </style:style>
    <style:style style:name="P19"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20" style:family="paragraph" style:parent-style-name="Text_20_body">
      <style:text-properties fo:language="en" fo:country="US"/>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background-color="transparent"/>
    </style:style>
    <style:style style:name="P23" style:family="paragraph" style:parent-style-name="Text_20_body">
      <style:text-properties fo:color="#ff0000" fo:background-color="transparent"/>
    </style:style>
    <style:style style:name="P24" style:family="paragraph" style:parent-style-name="Text_20_body">
      <style:paragraph-properties fo:margin-left="0.042cm" fo:margin-right="0cm" fo:text-indent="0cm" style:auto-text-indent="false"/>
    </style:style>
    <style:style style:name="P25" style:family="paragraph" style:parent-style-name="Text_20_body">
      <style:paragraph-properties fo:margin-top="0cm" fo:margin-bottom="0.212cm"/>
    </style:style>
    <style:style style:name="P26" style:family="paragraph" style:parent-style-name="Table_20_Contents">
      <style:paragraph-properties style:snap-to-layout-grid="false"/>
    </style:style>
    <style:style style:name="P27" style:family="paragraph" style:parent-style-name="Table_20_Contents">
      <style:paragraph-properties fo:text-align="center" style:justify-single-word="false" style:snap-to-layout-grid="false"/>
    </style:style>
    <style:style style:name="P28" style:family="paragraph" style:parent-style-name="Table_20_Contents">
      <style:paragraph-properties style:snap-to-layout-grid="false"/>
      <style:text-properties fo:background-color="transparent"/>
    </style:style>
    <style:style style:name="P29" style:family="paragraph" style:parent-style-name="Table_20_Contents">
      <style:paragraph-properties fo:text-align="center" style:justify-single-word="false" style:snap-to-layout-grid="false"/>
      <style:text-properties fo:color="#800000"/>
    </style:style>
    <style:style style:name="T1" style:family="text">
      <style:text-properties fo:language="en" fo:country="US"/>
    </style:style>
    <style:style style:name="T2" style:family="text">
      <style:text-properties fo:color="#000000" style:font-name-asian="Times New Roman" style:language-asian="ar" style:country-asian="SA" style:font-name-complex="Times New Roman" style:language-complex="ar" style:country-complex="SA"/>
    </style:style>
    <style:style style:name="T3" style:family="text">
      <style:text-properties fo:color="#000000" fo:font-size="8pt" style:font-size-asian="8pt" style:font-size-complex="8pt"/>
    </style:style>
    <style:style style:name="T4" style:family="text">
      <style:text-properties fo:color="#000000" fo:font-size="8pt" fo:language="en" fo:country="US" style:font-size-asian="8pt" style:font-size-complex="8pt"/>
    </style:style>
    <style:style style:name="T5" style:family="text">
      <style:text-properties fo:color="#800000"/>
    </style:style>
    <style:style style:name="T6" style:family="text">
      <style:text-properties fo:color="#17365d"/>
    </style:style>
    <style:style style:name="T7" style:family="text">
      <style:text-properties fo:background-color="#ff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ТЕХНИЧЕСКОЕ ЗАДАНИЕ</text:p>
      <text:p text:style-name="P1">на изменение функционала </text:p>
      <text:p text:style-name="P1">системы проводок заказов автозапчастей</text:p>
      <text:p text:style-name="P1"/>
      <text:p text:style-name="Standard"/>
      <text:h text:style-name="Heading_20_1" text:outline-level="1">Глоссарий</text:h>
      <text:p text:style-name="Standard">Бренд — марка производителя запчастей</text:p>
      <text:p text:style-name="Standard">PO — идентификатор заказа, число-буквенный, нумерация сквозная в пределах одного бренда</text:p>
      <text:p text:style-name="Standard">CL — идентификатор клиента, число-буквенный</text:p>
      <text:p text:style-name="Standard">MID — идентификатор менеджера, число-буквенный</text:p>
      <text:p text:style-name="Standard">Направление — термин, обозначающий группу дилеров</text:p>
      <text:p text:style-name="Standard"/>
      <text:h text:style-name="Heading_20_1" text:outline-level="1">Истории</text:h>
      <text:p text:style-name="Standard"/>
      <text:p text:style-name="Title">Пользователи</text:p>
      <text:p text:style-name="Standard">Пользователи делятся на пассивных (не могут заказывать), активных (могут заказывать под собой), менеджеров (могут заказывать на других пользователей).</text:p>
      <text:p text:style-name="Standard">Пользователи связаны между собой, так, чтобы можно было сопоставить некого менеджера с </text:p>
      <text:p text:style-name="Standard">одним или несколькими пользователями. У каждого пользователя должен быть «создатель», однако другие менеджеры должны иметь возможность заказывать «чужих пользователей». В последствии, когда понадобится такая необходимость, можно будет сделать сортировку в связке *создатель-клиент* и *менежер_заказчик-клиент* и получить статистику. Получается что между пользователем и менеджером нет жёсткой связи, запрещающей другим менеджерам взаимодействовать с пользователем. </text:p>
      <text:p text:style-name="P4">Для первой очереди проекта:</text:p>
      <text:list xml:id="list1424215396" text:style-name="WW8Num5">
        <text:list-item>
          <text:p text:style-name="P2">Любой менеджер сможет работать с любым клиентом.</text:p>
        </text:list-item>
      </text:list>
      <text:list xml:id="list2031773818" text:style-name="WW8Num4">
        <text:list-item>
          <text:p text:style-name="P3">Клиенты могут только просмтриать состояние своих заказов.</text:p>
        </text:list-item>
      </text:list>
      <text:p text:style-name="Standard"/>
      <text:p text:style-name="Standard">Управление – через админ панель.</text:p>
      <text:p text:style-name="Standard"/>
      <text:p text:style-name="Title">Справочник направлений</text:p>
      <text:p text:style-name="Standard">Справочник <text:s/>направлений реализуется в коды. Справочник направлений должен быть расширен полем, хранящим буквенную часть PO для данного направления — данное расширение описывается в базе данных и может быть редактируемым из административной панели.</text:p>
      <text:p text:style-name="P6"><text:soft-page-break/></text:p>
      <text:p text:style-name="Title">Справочник брендов</text:p>
      <text:p text:style-name="Standard">Справочник брендов должен быть связан со справочником направлений. </text:p>
      <text:p text:style-name="Title">Создание заказа менеджером</text:p>
      <text:p text:style-name="Standard">Менеджер может оформить заказ на запчасти двумя способами:</text:p>
      <text:list xml:id="list1791815443" text:style-name="WW8Num2">
        <text:list-item>
          <text:p text:style-name="P5">ввод информации в форме с возможностью добавления рядов (как сейчас вводит клиент)</text:p>
        </text:list-item>
        <text:list-item>
          <text:p text:style-name="P5">путем загрузки xls файла определенного формата</text:p>
        </text:list-item>
        <text:list-item>
          <text:p text:style-name="P5">поиском запчасти через специальный интерфейс (см. п. Поиск запчасти)</text:p>
        </text:list-item>
      </text:list>
      <text:p text:style-name="Standard"/>
      <text:p text:style-name="P4">* Создание заказа через форму</text:p>
      <text:p text:style-name="Standard">Форма представлена следующими полями:</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7">Название поля</text:p>
          </table:table-cell>
          <table:table-cell table:style-name="Таблица1.A1" office:value-type="string">
            <text:p text:style-name="P27">Тип поля</text:p>
          </table:table-cell>
          <table:table-cell table:style-name="Таблица1.C1" office:value-type="string">
            <text:p text:style-name="P27">Описание</text:p>
          </table:table-cell>
        </table:table-row>
        <table:table-row table:style-name="Таблица1.1">
          <table:table-cell table:style-name="Таблица1.A2" office:value-type="string">
            <text:p text:style-name="P26">BRAND</text:p>
          </table:table-cell>
          <table:table-cell table:style-name="Таблица1.A2" office:value-type="string">
            <text:p text:style-name="P26">Выпадающий список</text:p>
          </table:table-cell>
          <table:table-cell table:style-name="Таблица1.C2" office:value-type="string">
            <text:p text:style-name="P26">Бренд**</text:p>
          </table:table-cell>
        </table:table-row>
        <table:table-row table:style-name="Таблица1.1">
          <table:table-cell table:style-name="Таблица1.A2" office:value-type="string">
            <text:p text:style-name="P26">PART #</text:p>
          </table:table-cell>
          <table:table-cell table:style-name="Таблица1.A2" office:value-type="string">
            <text:p text:style-name="P26">Текстовой ввод</text:p>
          </table:table-cell>
          <table:table-cell table:style-name="Таблица1.C2" office:value-type="string">
            <text:p text:style-name="P26">Номер детали.</text:p>
          </table:table-cell>
        </table:table-row>
        <table:table-row table:style-name="Таблица1.1">
          <table:table-cell table:style-name="Таблица1.A2" office:value-type="string">
            <text:p text:style-name="P28">COMENT 1</text:p>
          </table:table-cell>
          <table:table-cell table:style-name="Таблица1.A2" office:value-type="string">
            <text:p text:style-name="P28"/>
          </table:table-cell>
          <table:table-cell table:style-name="Таблица1.C2" office:value-type="string">
            <text:p text:style-name="P28">Произвольный текст – комментарий заказчика</text:p>
          </table:table-cell>
        </table:table-row>
        <table:table-row table:style-name="Таблица1.1">
          <table:table-cell table:style-name="Таблица1.A2" office:value-type="string">
            <text:p text:style-name="P28">COMENT 2</text:p>
          </table:table-cell>
          <table:table-cell table:style-name="Таблица1.A2" office:value-type="string">
            <text:p text:style-name="P28"/>
          </table:table-cell>
          <table:table-cell table:style-name="Таблица1.C2" office:value-type="string">
            <text:p text:style-name="P28">Произвольный текст – комментарий для поставщика</text:p>
          </table:table-cell>
        </table:table-row>
        <table:table-row table:style-name="Таблица1.1">
          <table:table-cell table:style-name="Таблица1.A2" office:value-type="string">
            <text:p text:style-name="P26">Q</text:p>
          </table:table-cell>
          <table:table-cell table:style-name="Таблица1.A2" office:value-type="string">
            <text:p text:style-name="P26">Текстовой ввод</text:p>
          </table:table-cell>
          <table:table-cell table:style-name="Таблица1.C2" office:value-type="string">
            <text:p text:style-name="P26">Количество</text:p>
          </table:table-cell>
        </table:table-row>
        <table:table-row table:style-name="Таблица1.1">
          <table:table-cell table:style-name="Таблица1.A2" office:value-type="string">
            <text:p text:style-name="P26">ID</text:p>
          </table:table-cell>
          <table:table-cell table:style-name="Таблица1.A2" office:value-type="string">
            <text:p text:style-name="P26">Автоматическая подстановка — скрытое поле</text:p>
          </table:table-cell>
          <table:table-cell table:style-name="Таблица1.C2" office:value-type="string">
            <text:p text:style-name="P26">ID менеджера</text:p>
          </table:table-cell>
        </table:table-row>
        <table:table-row table:style-name="Таблица1.1">
          <table:table-cell table:style-name="Таблица1.A2" office:value-type="string">
            <text:p text:style-name="P26">CL</text:p>
          </table:table-cell>
          <table:table-cell table:style-name="Таблица1.A2" office:value-type="string">
            <text:p text:style-name="P26">Выпадающий список</text:p>
          </table:table-cell>
          <table:table-cell table:style-name="Таблица1.C2" office:value-type="string">
            <text:p text:style-name="P26">ID клиента</text:p>
          </table:table-cell>
        </table:table-row>
        <table:table-row table:style-name="Таблица1.1">
          <table:table-cell table:style-name="Таблица1.A2" office:value-type="string">
            <text:p text:style-name="P26">RUS</text:p>
          </table:table-cell>
          <table:table-cell table:style-name="Таблица1.A2" office:value-type="string">
            <text:p text:style-name="P26">Текстовая область</text:p>
          </table:table-cell>
          <table:table-cell table:style-name="Таблица1.C2" office:value-type="string">
            <text:p text:style-name="P26">Описание детали на русском языке. Вводится вручную</text:p>
          </table:table-cell>
        </table:table-row>
        <table:table-row table:style-name="Таблица1.1">
          <table:table-cell table:style-name="Таблица1.A2" office:value-type="string">
            <text:p text:style-name="P26">ENG</text:p>
          </table:table-cell>
          <table:table-cell table:style-name="Таблица1.A2" office:value-type="string">
            <text:p text:style-name="P26">Текстовая область</text:p>
          </table:table-cell>
          <table:table-cell table:style-name="Таблица1.C2" office:value-type="string">
            <text:p text:style-name="P26">Описание детали на английском языке — вводится вручную</text:p>
          </table:table-cell>
        </table:table-row>
        <text:soft-page-break/>
        <table:table-row table:style-name="Таблица1.1">
          <table:table-cell table:style-name="Таблица1.A2" office:value-type="string">
            <text:p text:style-name="P26">LIST</text:p>
          </table:table-cell>
          <table:table-cell table:style-name="Таблица1.A2" office:value-type="string">
            <text:p text:style-name="P26">Текстовое поле - цифры</text:p>
          </table:table-cell>
          <table:table-cell table:style-name="Таблица1.C2" office:value-type="string">
            <text:p text:style-name="P26">Базовая Цена — <text:s/>вводится вручную</text:p>
          </table:table-cell>
        </table:table-row>
        <table:table-row table:style-name="Таблица1.1">
          <table:table-cell table:style-name="Таблица1.A2" office:value-type="string">
            <text:p text:style-name="P26">PRICE</text:p>
          </table:table-cell>
          <table:table-cell table:style-name="Таблица1.A2" office:value-type="string">
            <text:p text:style-name="P26">Текстовое поле - цифры</text:p>
          </table:table-cell>
          <table:table-cell table:style-name="Таблица1.C2" office:value-type="string">
            <text:p text:style-name="P26">Цена продажи — вводится вручную</text:p>
          </table:table-cell>
        </table:table-row>
      </table:table>
      <text:p text:style-name="Standard"/>
      <text:p text:style-name="Standard">Под таблицей <text:s/>- автоматически обновляемое поле TOTAL = сумма по всем колонкам произведения Q x PRICE</text:p>
      <text:p text:style-name="Standard"/>
      <text:p text:style-name="Standard">При выборе запчасти через интерфейс поиска происходит заполнение нового ряда в форме по данным, полученным в результате поиска.</text:p>
      <text:p text:style-name="Standard"/>
      <text:p text:style-name="Standard">** Выбор бренда при ручном вводе формы.</text:p>
      <text:p text:style-name="Standard">Выбор бренда осуществляется из справочника брендов. Список для выбора лимитируется выбранным направлением (если есть какие-либо бренды, связанные с этим направлением). </text:p>
      <text:p text:style-name="Standard">Выбор осуществляется следующими способами:</text:p>
      <text:list xml:id="list437813217" text:style-name="WW8Num3">
        <text:list-item>
          <text:p text:style-name="P8">поле с автодополнением</text:p>
        </text:list-item>
        <text:list-item>
          <text:p text:style-name="P8">ссылка на всплывающее окно, где выводится полный список брендов для выбранного направления (если можно осуществить такой фильтр), либо выводятся все бренды. Можно сделать постраничный вывод с поиском. При клике на направление, значение добавляется в поле ряда формы и всплывающее окно закрывается.</text:p>
        </text:list-item>
        <text:list-item>
          <text:p text:style-name="P8">Пользователь может ввести новый бренд, если не может найти тот, который ему нужен. При этом бренд сохраняется со статусом «Нужно проверить». Этот статус должен визуально показываться менеджеру, обрабатывающему заказ. Менеджер может принять вновь введенный бренд, или отредактировать его. При редактировании временный бренд удаляется.</text:p>
        </text:list-item>
      </text:list>
      <text:p text:style-name="Standard"/>
      <text:p text:style-name="P4">Создание заказа через загрузку файла</text:p>
      <text:p text:style-name="Standard">Структура колонок файла соответствует форме ввода. Все значения вводятся вручную. При обработке файла производится проверка на правильность написания бренда в соответствии со справочником. Если написано не правильно — файл отвергается с выводом сообщения об ошибке и указанием на нее.</text:p>
      <text:p text:style-name="Standard"/>
      <text:p text:style-name="Title">Интерфейс поиска запчастей</text:p>
      <text:p text:style-name="Standard"/>
      <text:p text:style-name="Standard">Нужно реализовать интерфейс, работающий как тот, что сейчас существует на сайте automototrade.com в разделе Каталог. Поиск производится по бренду и номеру запчасти. Форма поиска появляется во всплывающем окне. </text:p>
      <text:p text:style-name="Standard">При нахождении данных выводится строка таблицы и кнопка «Добавить в заказ»</text:p>
      <text:p text:style-name="Standard">Для части брендов и номеров могут быть замены. Для <text:s/>таких случаев нужно выволидь найденную позицию для заказа, но также продолжать поиск до тех пор, пока не будет возвращено пустое значение. Все дополнительно найденные ряды нужно показывать под найденным рядом, но при этом писать, что в дальнейшем возможна замена на другие запчасти. Справочник таких частных случаем брендов и номеров должен хранится в файле настроек.</text:p>
      <text:p text:style-name="Standard"/>
      <text:p text:style-name="P4">Для клиента</text:p>
      <text:p text:style-name="Standard"><text:soft-page-break/>Для клиента этот интерфейс также доступен, но только как справочник. При показе цены выводится цена со скидкой в следующем виде:</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26">Цена</text:p>
          </table:table-cell>
          <table:table-cell table:style-name="Таблица2.A1" office:value-type="string">
            <text:p text:style-name="P26">Ваша цена</text:p>
          </table:table-cell>
          <table:table-cell table:style-name="Таблица2.C1" office:value-type="string">
            <text:p text:style-name="P26">Вы экономите</text:p>
          </table:table-cell>
        </table:table-row>
        <table:table-row table:style-name="Таблица2.1">
          <table:table-cell table:style-name="Таблица2.A2" office:value-type="string">
            <text:p text:style-name="P26">БАЗОВАЯ_ЦЕНА* + 10%</text:p>
          </table:table-cell>
          <table:table-cell table:style-name="Таблица2.A2" office:value-type="string">
            <text:p text:style-name="P26">(БАЗОВАЯ_ЦЕНА + 10%) - СКИДКА_КЛИЕНТА** %</text:p>
          </table:table-cell>
          <table:table-cell table:style-name="Таблица2.C2" office:value-type="string">
            <text:p text:style-name="P26">Разница — в абс. ед. ($)и %</text:p>
          </table:table-cell>
        </table:table-row>
      </table:table>
      <text:p text:style-name="Standard">* --- цена, которую возвращает скрипт</text:p>
      <text:p text:style-name="Standard">** --- см. раздел «Скидки клиентам»</text:p>
      <text:p text:style-name="Standard"/>
      <text:p text:style-name="P4">Техническая реализация</text:p>
      <text:p text:style-name="Standard">технически данный справочник может быть реализован двумя способами:</text:p>
      <text:list xml:id="list788971880" text:style-name="WW8Num6">
        <text:list-item>
          <text:p text:style-name="P9">Реализовать REST интерфейс к существующему скрипту на automototrade.com. Передаем бренд и номер запчасти, получаем JSON <text:s/>с данными.</text:p>
        </text:list-item>
        <text:list-item>
          <text:p text:style-name="P9">Переписать скрипт для интеграции с данным проектом.</text:p>
        </text:list-item>
      </text:list>
      <text:p text:style-name="Standard"/>
      <text:p text:style-name="Title">Сохранение данных заказа после обработки формы или файла</text:p>
      <text:p text:style-name="Standard">Данные сохраняются в базу данных. Каждая позиция заказа связывается с менеджером, а также с пользователем, для которого сделан заказ.</text:p>
      <text:p text:style-name="Standard"/>
      <text:p text:style-name="Title">Скидки клиентам</text:p>
      <text:p text:style-name="Standard">Реализуются группы, к которым можно отнести того или иного клиента. </text:p>
      <text:p text:style-name="Standard">Каждой группе можно назначить скидку в %</text:p>
      <text:p text:style-name="Standard"/>
      <text:p text:style-name="P4">Первая версия</text:p>
      <text:p text:style-name="Standard">Скидки реализуются только при заказе по направлению OEM, т. е. При заказе через Интерфейс поиска.</text:p>
      <text:p text:style-name="P10">Если заказ делает менеджер, то считать эту скидку не нужно. На данном этапе менеджер самостоятельно выставляет ценник. Либо из файла, либо вручную</text:p>
      <text:p text:style-name="Title">Работа с введенными заказами.</text:p>
      <text:p text:style-name="Standard"/>
      <text:p text:style-name="Standard">Для работы с введенными заказами предполагается интерфейс, похожий на существующий.</text:p>
      <text:p text:style-name="Standard">Состав колонок:</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7">Имя</text:p>
          </table:table-cell>
          <table:table-cell table:style-name="Таблица3.A1" office:value-type="string">
            <text:p text:style-name="P27">Редактируется</text:p>
          </table:table-cell>
          <table:table-cell table:style-name="Таблица3.C1" office:value-type="string">
            <text:p text:style-name="P27">Описание</text:p>
          </table:table-cell>
        </table:table-row>
        <table:table-row table:style-name="Таблица3.1">
          <table:table-cell table:style-name="Таблица3.A2" office:value-type="string">
            <text:p text:style-name="P26">PO</text:p>
          </table:table-cell>
          <table:table-cell table:style-name="Таблица3.A2" office:value-type="string">
            <text:p text:style-name="P27">-</text:p>
          </table:table-cell>
          <table:table-cell table:style-name="Таблица3.C2" office:value-type="string">
            <text:p text:style-name="P26">PO — для необработанного заказа — это PO для бренда без номера. Для позиции, отправленной диллеру — это PO с номером данного заказа. Буквенная часть PO выставляется в зависимости от <text:s/>направления</text:p>
          </table:table-cell>
        </table:table-row>
        <table:table-row table:style-name="Таблица3.1">
          <table:table-cell table:style-name="Таблица3.A2" office:value-type="string">
            <text:p text:style-name="P26">Поставщик</text:p>
          </table:table-cell>
          <table:table-cell table:style-name="Таблица3.A2" office:value-type="string">
            <text:p text:style-name="P27">-</text:p>
          </table:table-cell>
          <table:table-cell table:style-name="Таблица3.C2" office:value-type="string">
            <text:p text:style-name="P26">Направление заказа</text:p>
          </table:table-cell>
        </table:table-row>
        <text:soft-page-break/>
        <table:table-row table:style-name="Таблица3.1">
          <table:table-cell table:style-name="Таблица3.A2" office:value-type="string">
            <text:p text:style-name="P26">BRAND</text:p>
          </table:table-cell>
          <table:table-cell table:style-name="Таблица3.A2" office:value-type="string">
            <text:p text:style-name="P27">-</text:p>
          </table:table-cell>
          <table:table-cell table:style-name="Таблица3.C2" office:value-type="string">
            <text:p text:style-name="P26">Бренд</text:p>
          </table:table-cell>
        </table:table-row>
        <table:table-row table:style-name="Таблица3.1">
          <table:table-cell table:style-name="Таблица3.A2" office:value-type="string">
            <text:p text:style-name="P26">PART #</text:p>
          </table:table-cell>
          <table:table-cell table:style-name="Таблица3.A2" office:value-type="string">
            <text:p text:style-name="P27">+</text:p>
          </table:table-cell>
          <table:table-cell table:style-name="Таблица3.C2" office:value-type="string">
            <text:p text:style-name="P26">Номер</text:p>
          </table:table-cell>
        </table:table-row>
        <table:table-row table:style-name="Таблица3.1">
          <table:table-cell table:style-name="Таблица3.A2" office:value-type="string">
            <text:p text:style-name="P26">COMMENT</text:p>
          </table:table-cell>
          <table:table-cell table:style-name="Таблица3.A2" office:value-type="string">
            <text:p text:style-name="P27">+</text:p>
          </table:table-cell>
          <table:table-cell table:style-name="Таблица3.C2" office:value-type="string">
            <text:p text:style-name="P26">Поле, кот. заполнит менеджер. Должна быть возможность «горячего» редактирования данного поля</text:p>
          </table:table-cell>
        </table:table-row>
        <table:table-row table:style-name="Таблица3.1">
          <table:table-cell table:style-name="Таблица3.A2" office:value-type="string">
            <text:p text:style-name="P26"><text:s/>Q</text:p>
          </table:table-cell>
          <table:table-cell table:style-name="Таблица3.A2" office:value-type="string">
            <text:p text:style-name="P27">-</text:p>
          </table:table-cell>
          <table:table-cell table:style-name="Таблица3.C2" office:value-type="string">
            <text:p text:style-name="P26">Количество</text:p>
          </table:table-cell>
        </table:table-row>
        <table:table-row table:style-name="Таблица3.1">
          <table:table-cell table:style-name="Таблица3.A2" office:value-type="string">
            <text:p text:style-name="P26">PRICE <text:span text:style-name="T1">IN</text:span></text:p>
          </table:table-cell>
          <table:table-cell table:style-name="Таблица3.A2" office:value-type="string">
            <text:p text:style-name="P27">+</text:p>
          </table:table-cell>
          <table:table-cell table:style-name="Таблица3.C2" office:value-type="string">
            <text:p text:style-name="P26">Цена из инвойса от поставщика, вводится на этапе получения инвойса (пока вручную)</text:p>
          </table:table-cell>
        </table:table-row>
        <table:table-row table:style-name="Таблица3.1">
          <table:table-cell table:style-name="Таблица3.A2" office:value-type="string">
            <text:p text:style-name="P26">TOTAL W SHIP</text:p>
          </table:table-cell>
          <table:table-cell table:style-name="Таблица3.A2" office:value-type="string">
            <text:p text:style-name="P29">?</text:p>
          </table:table-cell>
          <table:table-cell table:style-name="Таблица3.C2" office:value-type="string">
            <text:p text:style-name="P26"><text:span text:style-name="T1">TOTAL</text:span>, как в таблице снизу. Рассчитывается путём перемножения кол-ва на цену</text:p>
          </table:table-cell>
        </table:table-row>
        <table:table-row table:style-name="Таблица3.1">
          <table:table-cell table:style-name="Таблица3.A2" office:value-type="string">
            <text:p text:style-name="P26">ЗАМЕНА</text:p>
          </table:table-cell>
          <table:table-cell table:style-name="Таблица3.A2" office:value-type="string">
            <text:p text:style-name="P27">+</text:p>
          </table:table-cell>
          <table:table-cell table:style-name="Таблица3.C2" office:value-type="string">
            <text:p text:style-name="P26">Номер замены, логика такая же, как сейчас</text:p>
          </table:table-cell>
        </table:table-row>
        <table:table-row table:style-name="Таблица3.1">
          <table:table-cell table:style-name="Таблица3.A2" office:value-type="string">
            <text:p text:style-name="P26">ID</text:p>
          </table:table-cell>
          <table:table-cell table:style-name="Таблица3.A2" office:value-type="string">
            <text:p text:style-name="P27">-</text:p>
          </table:table-cell>
          <table:table-cell table:style-name="Таблица3.C2" office:value-type="string">
            <text:p text:style-name="P26">ID менеджера </text:p>
          </table:table-cell>
        </table:table-row>
        <table:table-row table:style-name="Таблица3.1">
          <table:table-cell table:style-name="Таблица3.A2" office:value-type="string">
            <text:p text:style-name="P26">RUS</text:p>
          </table:table-cell>
          <table:table-cell table:style-name="Таблица3.A2" office:value-type="string">
            <text:p text:style-name="P27">+</text:p>
          </table:table-cell>
          <table:table-cell table:style-name="Таблица3.C2" office:value-type="string">
            <text:p text:style-name="P26">Русское описание</text:p>
          </table:table-cell>
        </table:table-row>
        <table:table-row table:style-name="Таблица3.1">
          <table:table-cell table:style-name="Таблица3.A2" office:value-type="string">
            <text:p text:style-name="P26">ENG</text:p>
          </table:table-cell>
          <table:table-cell table:style-name="Таблица3.A2" office:value-type="string">
            <text:p text:style-name="P27">+</text:p>
          </table:table-cell>
          <table:table-cell table:style-name="Таблица3.C2" office:value-type="string">
            <text:p text:style-name="P26">Английское описание</text:p>
          </table:table-cell>
        </table:table-row>
        <table:table-row table:style-name="Таблица3.1">
          <table:table-cell table:style-name="Таблица3.A2" office:value-type="string">
            <text:p text:style-name="P26">LIST</text:p>
          </table:table-cell>
          <table:table-cell table:style-name="Таблица3.A2" office:value-type="string">
            <text:p text:style-name="P27">+</text:p>
          </table:table-cell>
          <table:table-cell table:style-name="Таблица3.C2" office:value-type="string">
            <text:p text:style-name="P26">Поле LIST из формы ввода </text:p>
          </table:table-cell>
        </table:table-row>
        <table:table-row table:style-name="Таблица3.1">
          <table:table-cell table:style-name="Таблица3.A2" office:value-type="string">
            <text:p text:style-name="P26">WEIGHT</text:p>
          </table:table-cell>
          <table:table-cell table:style-name="Таблица3.A2" office:value-type="string">
            <text:p text:style-name="P29">+</text:p>
          </table:table-cell>
          <table:table-cell table:style-name="Таблица3.C2" office:value-type="string">
            <text:p text:style-name="P26">Вводится вручную — это вес для одной детали</text:p>
          </table:table-cell>
        </table:table-row>
        <table:table-row table:style-name="Таблица3.1">
          <table:table-cell table:style-name="Таблица3.A2" office:value-type="string">
            <text:p text:style-name="P26">ДОСТАВКА</text:p>
          </table:table-cell>
          <table:table-cell table:style-name="Таблица3.A2" office:value-type="string">
            <text:p text:style-name="P27">-</text:p>
          </table:table-cell>
          <table:table-cell table:style-name="Таблица3.C2" office:value-type="string">
            <text:p text:style-name="P11">рассчитывается как WEIGHT*<text:span text:style-name="T1">Const</text:span> , где <text:span text:style-name="T1">Const</text:span> своя для каждого направления, и может быть изменена для каждого <text:span text:style-name="T1">CL</text:span> индивидуально и для каждой конкретной поставки, т.е. расчёт идёт от значения конкретной ячейки.</text:p>
          </table:table-cell>
        </table:table-row>
        <table:table-row table:style-name="Таблица3.1">
          <table:table-cell table:style-name="Таблица3.A2" office:value-type="string">
            <text:p text:style-name="P26">PRICE</text:p>
          </table:table-cell>
          <table:table-cell table:style-name="Таблица3.A2" office:value-type="string">
            <text:p text:style-name="P27">?</text:p>
          </table:table-cell>
          <table:table-cell table:style-name="Таблица3.C2" office:value-type="string">
            <text:p text:style-name="P26">Цена из колонки PRICE формы ввода/файла; если поле пустое, заполняется вручную</text:p>
          </table:table-cell>
        </table:table-row>
        <table:table-row table:style-name="Таблица3.1">
          <table:table-cell table:style-name="Таблица3.A2" office:value-type="string">
            <text:p text:style-name="P26">NEW PRICE</text:p>
          </table:table-cell>
          <table:table-cell table:style-name="Таблица3.A2" office:value-type="string">
            <text:p text:style-name="P27">+</text:p>
          </table:table-cell>
          <table:table-cell table:style-name="Таблица3.C2" office:value-type="string">
            <text:p text:style-name="P26">Цена продажи со скидкой, вводится вручную. </text:p>
          </table:table-cell>
        </table:table-row>
        <table:table-row table:style-name="Таблица3.1">
          <table:table-cell table:style-name="Таблица3.A2" office:value-type="string">
            <text:p text:style-name="P26">COST</text:p>
          </table:table-cell>
          <table:table-cell table:style-name="Таблица3.A2" office:value-type="string">
            <text:p text:style-name="P27">-</text:p>
          </table:table-cell>
          <table:table-cell table:style-name="Таблица3.C2" office:value-type="string">
            <text:p text:style-name="P11"><text:span text:style-name="T2">ДОСТАВКА+</text:span> PRICE если нет NEW PRICE</text:p>
            <text:p text:style-name="P11">ИЛИ</text:p>
            <text:p text:style-name="P11"><text:span text:style-name="T2">ДОСТАВКА+</text:span> NEW PRICE если есть NEW PRICE</text:p>
            <text:p text:style-name="P12"/>
            <text:p text:style-name="P12"/>
          </table:table-cell>
        </table:table-row>
        <table:table-row table:style-name="Таблица3.1">
          <table:table-cell table:style-name="Таблица3.A2" office:value-type="string">
            <text:p text:style-name="P26"><text:span text:style-name="T1">TOTAL </text:span>COST<text:span text:style-name="T1"> *new</text:span></text:p>
          </table:table-cell>
          <table:table-cell table:style-name="Таблица3.A2" office:value-type="string">
            <text:p text:style-name="P27">-</text:p>
          </table:table-cell>
          <table:table-cell table:style-name="Таблица3.C2" office:value-type="string">
            <text:p text:style-name="P11">COST<text:span text:style-name="T1">*Q</text:span></text:p>
            <text:p text:style-name="P12"/>
          </table:table-cell>
        </table:table-row>
      </table:table>
      <text:p text:style-name="P18"/>
      <text:p text:style-name="P7"/>
      <text:p text:style-name="P7"/>
      <text:p text:style-name="Standard"/>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number-columns-repeated="2"/>
        <table:table-column table:style-name="Таблица4.G"/>
        <table:table-column table:style-name="Таблица4.H"/>
        <table:table-column table:style-name="Таблица4.I"/>
        <table:table-column table:style-name="Таблица4.J"/>
        <table:table-column table:style-name="Таблица4.K"/>
        <table:table-column table:style-name="Таблица4.L"/>
        <table:table-column table:style-name="Таблица4.M"/>
        <table:table-column table:style-name="Таблица4.N"/>
        <table:table-column table:style-name="Таблица4.O"/>
        <table:table-column table:style-name="Таблица4.P"/>
        <table:table-column table:style-name="Таблица4.B"/>
        <table:table-column table:style-name="Таблица4.R"/>
        <table:table-column table:style-name="Таблица4.S"/>
        <table:table-column table:style-name="Таблица4.R"/>
        <table:table-column table:style-name="Таблица4.U"/>
        <table:table-column table:style-name="Таблица4.V"/>
        <table:table-column table:style-name="Таблица4.W"/>
        <table:table-column table:style-name="Таблица4.X"/>
        <table:table-row table:style-name="Таблица4.1">
          <table:table-cell table:style-name="Таблица4.A1" office:value-type="string">
            <text:p text:style-name="P13">PO</text:p>
          </table:table-cell>
          <table:table-cell table:style-name="Таблица4.A1" office:value-type="string">
            <text:p text:style-name="P13">DIRECT</text:p>
          </table:table-cell>
          <table:table-cell table:style-name="Таблица4.A1" office:value-type="string">
            <text:p text:style-name="P13">BRAND</text:p>
          </table:table-cell>
          <table:table-cell table:style-name="Таблица4.A1" office:value-type="string">
            <text:p text:style-name="P13">PART #</text:p>
          </table:table-cell>
          <table:table-cell table:style-name="Таблица4.A1" office:value-type="string">
            <text:p text:style-name="P13">COMMENT1</text:p>
          </table:table-cell>
          <table:table-cell table:style-name="Таблица4.A1" office:value-type="string">
            <text:p text:style-name="P13">COMMENT2</text:p>
          </table:table-cell>
          <table:table-cell table:style-name="Таблица4.A1" office:value-type="string">
            <text:p text:style-name="P11"><text:span text:style-name="T3"><text:s/>Q</text:span></text:p>
          </table:table-cell>
          <table:table-cell table:style-name="Таблица4.A1" office:value-type="string">
            <text:p text:style-name="P11"><text:span text:style-name="T3">PRICE </text:span><text:span text:style-name="T4">IN</text:span></text:p>
          </table:table-cell>
          <table:table-cell table:style-name="Таблица4.A1" office:value-type="string">
            <text:p text:style-name="P13">TOTAL</text:p>
          </table:table-cell>
          <table:table-cell table:style-name="Таблица4.A1" office:value-type="string">
            <text:p text:style-name="P13">ЗАМЕНА</text:p>
          </table:table-cell>
          <table:table-cell table:style-name="Таблица4.A1" office:value-type="string">
            <text:p text:style-name="P13">ID</text:p>
          </table:table-cell>
          <table:table-cell table:style-name="Таблица4.A1" office:value-type="string">
            <text:p text:style-name="P13">CL</text:p>
          </table:table-cell>
          <table:table-cell table:style-name="Таблица4.A1" office:value-type="string">
            <text:p text:style-name="P13">RUS</text:p>
          </table:table-cell>
          <table:table-cell table:style-name="Таблица4.A1" office:value-type="string">
            <text:p text:style-name="P13">ENG</text:p>
          </table:table-cell>
          <table:table-cell table:style-name="Таблица4.A1" office:value-type="string">
            <text:p text:style-name="P13">LIST</text:p>
          </table:table-cell>
          <table:table-cell table:style-name="Таблица4.A1" office:value-type="string">
            <text:p text:style-name="P13">ВЕС</text:p>
          </table:table-cell>
          <table:table-cell table:style-name="Таблица4.A1" office:value-type="string">
            <text:p text:style-name="P13">СТОИМ ДОСТ</text:p>
          </table:table-cell>
          <table:table-cell table:style-name="Таблица4.A1" office:value-type="string">
            <text:p text:style-name="P13">ДОСТАВКА</text:p>
          </table:table-cell>
          <table:table-cell table:style-name="Таблица4.A1" office:value-type="string">
            <text:p text:style-name="P13">PRICE</text:p>
          </table:table-cell>
          <table:table-cell table:style-name="Таблица4.A1" office:value-type="string">
            <text:p text:style-name="P13">NEW PRICE</text:p>
          </table:table-cell>
          <table:table-cell table:style-name="Таблица4.A1" office:value-type="string">
            <text:p text:style-name="P13">COST</text:p>
          </table:table-cell>
          <table:table-cell table:style-name="Таблица4.V1" table:number-columns-spanned="3" office:value-type="string">
            <text:p text:style-name="P15">новый</text:p>
          </table:table-cell>
          <table:covered-table-cell/>
          <table:covered-table-cell/>
        </table:table-row>
        <table:table-row table:style-name="Таблица4.2">
          <table:table-cell table:style-name="Таблица4.A2" office:value-type="string">
            <text:p text:style-name="P14">sp</text:p>
          </table:table-cell>
          <table:table-cell table:style-name="Таблица4.A2" office:value-type="string">
            <text:p text:style-name="P15">moto</text:p>
          </table:table-cell>
          <table:table-cell table:style-name="Таблица4.A2" office:value-type="string">
            <text:p text:style-name="P15">TR</text:p>
          </table:table-cell>
          <table:table-cell table:style-name="Таблица4.A2" office:value-type="string">
            <text:p text:style-name="P15">33-<text:soft-page-break/>6633</text:p>
          </table:table-cell>
          <table:table-cell table:style-name="Таблица4.A2" office:value-type="string">
            <text:p text:style-name="P15">срочно</text:p>
          </table:table-cell>
          <table:table-cell table:style-name="Таблица4.A2" office:value-type="string">
            <text:p text:style-name="P15">заказано</text:p>
          </table:table-cell>
          <table:table-cell table:style-name="Таблица4.A2" office:value-type="string">
            <text:p text:style-name="P16">2</text:p>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VS00<text:soft-page-break/>1</text:p>
          </table:table-cell>
          <table:table-cell table:style-name="Таблица4.A2" office:value-type="string">
            <text:p text:style-name="P15">Mi003</text:p>
          </table:table-cell>
          <table:table-cell table:style-name="Таблица4.A2" office:value-type="string">
            <text:p text:style-name="P15">подножк<text:soft-page-break/>а</text:p>
          </table:table-cell>
          <table:table-cell table:style-name="Таблица4.A2" office:value-type="string">
            <text:p text:style-name="P15">pad</text:p>
          </table:table-cell>
          <table:table-cell table:style-name="Таблица4.A2" office:value-type="string">
            <text:p text:style-name="P16">35</text:p>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6">38</text:p>
          </table:table-cell>
          <table:table-cell table:style-name="Таблица4.A2" office:value-type="string">
            <text:p text:style-name="P15"/>
          </table:table-cell>
          <table:table-cell table:style-name="Таблица4.A2" office:value-type="string">
            <text:p text:style-name="P15"/>
          </table:table-cell>
          <table:table-cell table:style-name="Таблица4.V2" table:number-columns-spanned="3" office:value-type="string">
            <text:p text:style-name="P17">получено в заказ</text:p>
          </table:table-cell>
          <table:covered-table-cell/>
          <table:covered-table-cell/>
        </table:table-row>
        <table:table-row table:style-name="Таблица4.2">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V2" table:number-columns-spanned="3" office:value-type="string">
            <text:p text:style-name="P15">в работе</text:p>
          </table:table-cell>
          <table:covered-table-cell/>
          <table:covered-table-cell/>
        </table:table-row>
        <table:table-row table:style-name="Таблица4.4">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V4" table:number-columns-spanned="3" office:value-type="string">
            <text:p text:style-name="P15">получено</text:p>
          </table:table-cell>
          <table:covered-table-cell/>
          <table:covered-table-cell/>
        </table:table-row>
        <table:table-row table:style-name="Таблица4.2">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V2" table:number-columns-spanned="3" office:value-type="string">
            <text:p text:style-name="P15">поставщиком</text:p>
          </table:table-cell>
          <table:covered-table-cell/>
          <table:covered-table-cell/>
        </table:table-row>
        <table:table-row table:style-name="Таблица4.4">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W6" office:value-type="string">
            <text:p text:style-name="P15"/>
          </table:table-cell>
          <table:table-cell table:style-name="Таблица4.W6" office:value-type="string">
            <text:p text:style-name="P15"/>
          </table:table-cell>
        </table:table-row>
        <table:table-row table:style-name="Таблица4.2">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W6" office:value-type="string">
            <text:p text:style-name="P13"/>
          </table:table-cell>
          <table:table-cell table:style-name="Таблица4.W6" office:value-type="string">
            <text:p text:style-name="P13"/>
          </table:table-cell>
        </table:table-row>
        <table:table-row table:style-name="Таблица4.1">
          <table:table-cell table:style-name="Таблица4.A1" office:value-type="string">
            <text:p text:style-name="P13">PO</text:p>
          </table:table-cell>
          <table:table-cell table:style-name="Таблица4.A1" office:value-type="string">
            <text:p text:style-name="P13">DIRECT</text:p>
          </table:table-cell>
          <table:table-cell table:style-name="Таблица4.A1" office:value-type="string">
            <text:p text:style-name="P13">BRAND</text:p>
          </table:table-cell>
          <table:table-cell table:style-name="Таблица4.A1" office:value-type="string">
            <text:p text:style-name="P13">PART #</text:p>
          </table:table-cell>
          <table:table-cell table:style-name="Таблица4.A1" office:value-type="string">
            <text:p text:style-name="P13">COMMENT1</text:p>
          </table:table-cell>
          <table:table-cell table:style-name="Таблица4.A1" office:value-type="string">
            <text:p text:style-name="P13">COMMENT2</text:p>
          </table:table-cell>
          <table:table-cell table:style-name="Таблица4.A1" office:value-type="string">
            <text:p text:style-name="P11"><text:span text:style-name="T3"><text:s/>Q</text:span></text:p>
          </table:table-cell>
          <table:table-cell table:style-name="Таблица4.A1" office:value-type="string">
            <text:p text:style-name="P11"><text:span text:style-name="T3">PRICE </text:span><text:span text:style-name="T4">IN</text:span></text:p>
          </table:table-cell>
          <table:table-cell table:style-name="Таблица4.A1" office:value-type="string">
            <text:p text:style-name="P13">TOTAL</text:p>
          </table:table-cell>
          <table:table-cell table:style-name="Таблица4.A1" office:value-type="string">
            <text:p text:style-name="P13">ЗАМЕНА</text:p>
          </table:table-cell>
          <table:table-cell table:style-name="Таблица4.A1" office:value-type="string">
            <text:p text:style-name="P13">ID</text:p>
          </table:table-cell>
          <table:table-cell table:style-name="Таблица4.A1" office:value-type="string">
            <text:p text:style-name="P13">CL</text:p>
          </table:table-cell>
          <table:table-cell table:style-name="Таблица4.A1" office:value-type="string">
            <text:p text:style-name="P13">RUS</text:p>
          </table:table-cell>
          <table:table-cell table:style-name="Таблица4.A1" office:value-type="string">
            <text:p text:style-name="P13">ENG</text:p>
          </table:table-cell>
          <table:table-cell table:style-name="Таблица4.A1" office:value-type="string">
            <text:p text:style-name="P13">LIST</text:p>
          </table:table-cell>
          <table:table-cell table:style-name="Таблица4.A1" office:value-type="string">
            <text:p text:style-name="P13">ВЕС</text:p>
          </table:table-cell>
          <table:table-cell table:style-name="Таблица4.A1" office:value-type="string">
            <text:p text:style-name="P13">СТОИМ ДОСТ</text:p>
          </table:table-cell>
          <table:table-cell table:style-name="Таблица4.A1" office:value-type="string">
            <text:p text:style-name="P13">ДОСТАВКА</text:p>
          </table:table-cell>
          <table:table-cell table:style-name="Таблица4.A1" office:value-type="string">
            <text:p text:style-name="P13">PRICE</text:p>
          </table:table-cell>
          <table:table-cell table:style-name="Таблица4.A1" office:value-type="string">
            <text:p text:style-name="P13">NEW PRICE</text:p>
          </table:table-cell>
          <table:table-cell table:style-name="Таблица4.A1" office:value-type="string">
            <text:p text:style-name="P13">COST</text:p>
          </table:table-cell>
          <table:table-cell table:style-name="Таблица4.V8" table:number-columns-spanned="3" office:value-type="string">
            <text:p text:style-name="P15">отправлено</text:p>
          </table:table-cell>
          <table:covered-table-cell/>
          <table:covered-table-cell/>
        </table:table-row>
        <table:table-row table:style-name="Таблица4.2">
          <table:table-cell table:style-name="Таблица4.A2" office:value-type="string">
            <text:p text:style-name="P14">sp</text:p>
          </table:table-cell>
          <table:table-cell table:style-name="Таблица4.A2" office:value-type="string">
            <text:p text:style-name="P15">moto</text:p>
          </table:table-cell>
          <table:table-cell table:style-name="Таблица4.A2" office:value-type="string">
            <text:p text:style-name="P15">TR</text:p>
          </table:table-cell>
          <table:table-cell table:style-name="Таблица4.A2" office:value-type="string">
            <text:p text:style-name="P15">33-6633</text:p>
          </table:table-cell>
          <table:table-cell table:style-name="Таблица4.A2" office:value-type="string">
            <text:p text:style-name="P15">срочно</text:p>
          </table:table-cell>
          <table:table-cell table:style-name="Таблица4.A2" office:value-type="string">
            <text:p text:style-name="P15">заказано</text:p>
          </table:table-cell>
          <table:table-cell table:style-name="Таблица4.A2" office:value-type="string">
            <text:p text:style-name="P16">2</text:p>
          </table:table-cell>
          <table:table-cell table:style-name="Таблица4.A2" office:value-type="string">
            <text:p text:style-name="P16">26.25</text:p>
          </table:table-cell>
          <table:table-cell table:style-name="Таблица4.A2" office:value-type="string">
            <text:p text:style-name="P16">52.5</text:p>
          </table:table-cell>
          <table:table-cell table:style-name="Таблица4.A2" office:value-type="string">
            <text:p text:style-name="P15"/>
          </table:table-cell>
          <table:table-cell table:style-name="Таблица4.A2" office:value-type="string">
            <text:p text:style-name="P15">VS001</text:p>
          </table:table-cell>
          <table:table-cell table:style-name="Таблица4.A2" office:value-type="string">
            <text:p text:style-name="P15">Mi003</text:p>
          </table:table-cell>
          <table:table-cell table:style-name="Таблица4.A2" office:value-type="string">
            <text:p text:style-name="P15">подножка</text:p>
          </table:table-cell>
          <table:table-cell table:style-name="Таблица4.A2" office:value-type="string">
            <text:p text:style-name="P15">pad</text:p>
          </table:table-cell>
          <table:table-cell table:style-name="Таблица4.A2" office:value-type="string">
            <text:p text:style-name="P16">35</text:p>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6">38</text:p>
          </table:table-cell>
          <table:table-cell table:style-name="Таблица4.A2" office:value-type="string">
            <text:p text:style-name="P15"/>
          </table:table-cell>
          <table:table-cell table:style-name="Таблица4.A2" office:value-type="string">
            <text:p text:style-name="P15"/>
          </table:table-cell>
          <table:table-cell table:style-name="Таблица4.V2" table:number-columns-spanned="3" office:value-type="string">
            <text:p text:style-name="P15">поставщиком</text:p>
          </table:table-cell>
          <table:covered-table-cell/>
          <table:covered-table-cell/>
        </table:table-row>
        <table:table-row table:style-name="Таблица4.4">
          <table:table-cell table:style-name="Таблица4.A2" office:value-type="string">
            <text:p text:style-name="P14"/>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W6" office:value-type="string">
            <text:p text:style-name="P14"/>
          </table:table-cell>
          <table:table-cell table:style-name="Таблица4.W6" office:value-type="string">
            <text:p text:style-name="P14"/>
          </table:table-cell>
        </table:table-row>
        <table:table-row table:style-name="Таблица4.4">
          <table:table-cell table:style-name="Таблица4.A2" office:value-type="string">
            <text:p text:style-name="P14"/>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W6" office:value-type="string">
            <text:p text:style-name="P15"/>
          </table:table-cell>
          <table:table-cell table:style-name="Таблица4.W6" office:value-type="string">
            <text:p text:style-name="P15"/>
          </table:table-cell>
        </table:table-row>
        <table:table-row table:style-name="Таблица4.2">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A2" office:value-type="string">
            <text:p text:style-name="P15"/>
          </table:table-cell>
          <table:table-cell table:style-name="Таблица4.W6" office:value-type="string">
            <text:p text:style-name="P13"/>
          </table:table-cell>
          <table:table-cell table:style-name="Таблица4.W6" office:value-type="string">
            <text:p text:style-name="P13"/>
          </table:table-cell>
        </table:table-row>
        <table:table-row table:style-name="Таблица4.1">
          <table:table-cell table:style-name="Таблица4.A1" office:value-type="string">
            <text:p text:style-name="P13">PO</text:p>
          </table:table-cell>
          <table:table-cell table:style-name="Таблица4.A1" office:value-type="string">
            <text:p text:style-name="P13">DIRECT</text:p>
          </table:table-cell>
          <table:table-cell table:style-name="Таблица4.A1" office:value-type="string">
            <text:p text:style-name="P13">BRAND</text:p>
          </table:table-cell>
          <table:table-cell table:style-name="Таблица4.A1" office:value-type="string">
            <text:p text:style-name="P13">PART #</text:p>
          </table:table-cell>
          <table:table-cell table:style-name="Таблица4.A1" office:value-type="string">
            <text:p text:style-name="P13">COMMENT1</text:p>
          </table:table-cell>
          <table:table-cell table:style-name="Таблица4.A1" office:value-type="string">
            <text:p text:style-name="P13">COMMENT2</text:p>
          </table:table-cell>
          <table:table-cell table:style-name="Таблица4.A1" office:value-type="string">
            <text:p text:style-name="P11"><text:span text:style-name="T3"><text:s/>Q</text:span></text:p>
          </table:table-cell>
          <table:table-cell table:style-name="Таблица4.A1" office:value-type="string">
            <text:p text:style-name="P11"><text:span text:style-name="T3">PRICE </text:span><text:span text:style-name="T4">IN</text:span></text:p>
          </table:table-cell>
          <table:table-cell table:style-name="Таблица4.A1" office:value-type="string">
            <text:p text:style-name="P13">TOTAL</text:p>
          </table:table-cell>
          <table:table-cell table:style-name="Таблица4.A1" office:value-type="string">
            <text:p text:style-name="P13">ЗАМЕНА</text:p>
          </table:table-cell>
          <table:table-cell table:style-name="Таблица4.A1" office:value-type="string">
            <text:p text:style-name="P13">ID</text:p>
          </table:table-cell>
          <table:table-cell table:style-name="Таблица4.A1" office:value-type="string">
            <text:p text:style-name="P13">CL</text:p>
          </table:table-cell>
          <table:table-cell table:style-name="Таблица4.A1" office:value-type="string">
            <text:p text:style-name="P13">RUS</text:p>
          </table:table-cell>
          <table:table-cell table:style-name="Таблица4.A1" office:value-type="string">
            <text:p text:style-name="P13">ENG</text:p>
          </table:table-cell>
          <table:table-cell table:style-name="Таблица4.A1" office:value-type="string">
            <text:p text:style-name="P13">LIST</text:p>
          </table:table-cell>
          <table:table-cell table:style-name="Таблица4.A1" office:value-type="string">
            <text:p text:style-name="P13">ВЕС</text:p>
          </table:table-cell>
          <table:table-cell table:style-name="Таблица4.A1" office:value-type="string">
            <text:p text:style-name="P13">СТОИМ ДОСТ</text:p>
          </table:table-cell>
          <table:table-cell table:style-name="Таблица4.A1" office:value-type="string">
            <text:p text:style-name="P13">ДОСТАВКА</text:p>
          </table:table-cell>
          <table:table-cell table:style-name="Таблица4.A1" office:value-type="string">
            <text:p text:style-name="P13">PRICE</text:p>
          </table:table-cell>
          <table:table-cell table:style-name="Таблица4.A1" office:value-type="string">
            <text:p text:style-name="P13">NEW PRICE</text:p>
          </table:table-cell>
          <table:table-cell table:style-name="Таблица4.A1" office:value-type="string">
            <text:p text:style-name="P13">COST</text:p>
          </table:table-cell>
          <table:table-cell table:style-name="Таблица4.V1" table:number-columns-spanned="3" office:value-type="string">
            <text:p text:style-name="P15">получено</text:p>
          </table:table-cell>
          <table:covered-table-cell/>
          <table:covered-table-cell/>
        </table:table-row>
        <table:table-row table:style-name="Таблица4.4">
          <table:table-cell table:style-name="Таблица4.A2" office:value-type="string">
            <text:p text:style-name="P14">sp</text:p>
          </table:table-cell>
          <table:table-cell table:style-name="Таблица4.A2" office:value-type="string">
            <text:p text:style-name="P15">moto</text:p>
          </table:table-cell>
          <table:table-cell table:style-name="Таблица4.A2" office:value-type="string">
            <text:p text:style-name="P15">TR</text:p>
          </table:table-cell>
          <table:table-cell table:style-name="Таблица4.A2" office:value-type="string">
            <text:p text:style-name="P15">33-6633</text:p>
          </table:table-cell>
          <table:table-cell table:style-name="Таблица4.A2" office:value-type="string">
            <text:p text:style-name="P15">срочно</text:p>
          </table:table-cell>
          <table:table-cell table:style-name="Таблица4.A2" office:value-type="string">
            <text:p text:style-name="P15">заказано</text:p>
          </table:table-cell>
          <table:table-cell table:style-name="Таблица4.A2" office:value-type="string">
            <text:p text:style-name="P16">2</text:p>
          </table:table-cell>
          <table:table-cell table:style-name="Таблица4.A2" office:value-type="string">
            <text:p text:style-name="P16">26.25</text:p>
          </table:table-cell>
          <table:table-cell table:style-name="Таблица4.A2" office:value-type="string">
            <text:p text:style-name="P16">52.5</text:p>
          </table:table-cell>
          <table:table-cell table:style-name="Таблица4.A2" office:value-type="string">
            <text:p text:style-name="P15"/>
          </table:table-cell>
          <table:table-cell table:style-name="Таблица4.A2" office:value-type="string">
            <text:p text:style-name="P15">VS001</text:p>
          </table:table-cell>
          <table:table-cell table:style-name="Таблица4.A2" office:value-type="string">
            <text:p text:style-name="P15">Mi003</text:p>
          </table:table-cell>
          <table:table-cell table:style-name="Таблица4.A2" office:value-type="string">
            <text:p text:style-name="P15">подножка</text:p>
          </table:table-cell>
          <table:table-cell table:style-name="Таблица4.A2" office:value-type="string">
            <text:p text:style-name="P15">pad</text:p>
          </table:table-cell>
          <table:table-cell table:style-name="Таблица4.A2" office:value-type="string">
            <text:p text:style-name="P16">35</text:p>
          </table:table-cell>
          <table:table-cell table:style-name="Таблица4.A2" office:value-type="string">
            <text:p text:style-name="P16">0.2</text:p>
          </table:table-cell>
          <table:table-cell table:style-name="Таблица4.A2" office:value-type="string">
            <text:p text:style-name="P16">13</text:p>
          </table:table-cell>
          <table:table-cell table:style-name="Таблица4.A2" office:value-type="string">
            <text:p text:style-name="P16">2.6</text:p>
          </table:table-cell>
          <table:table-cell table:style-name="Таблица4.A2" office:value-type="string">
            <text:p text:style-name="P16">38</text:p>
          </table:table-cell>
          <table:table-cell table:style-name="Таблица4.A2" office:value-type="string">
            <text:p text:style-name="P15"/>
          </table:table-cell>
          <table:table-cell table:style-name="Таблица4.A2" office:value-type="string">
            <text:p text:style-name="P16">40.6</text:p>
          </table:table-cell>
          <table:table-cell table:style-name="Таблица4.A2" office:value-type="string">
            <text:p text:style-name="P15"/>
          </table:table-cell>
          <table:table-cell table:style-name="Таблица4.W6" office:value-type="string">
            <text:p text:style-name="P11"/>
          </table:table-cell>
          <table:table-cell table:style-name="Таблица4.W6" office:value-type="string">
            <text:p text:style-name="P11"/>
          </table:table-cell>
        </table:table-row>
      </table:table>
      <text:p text:style-name="Standard"><text:s/>Следует сделать возможность выводить на экран «помеченные» столбцы для различных категорий пользователей (менеджеры, клиенты итд). Настраиваться должно <text:s/>шаблоном (например для менеджера 2,3,4,5,6,9,10,11,12,13,14,15 итд), но чтобы каждому персонально можно было бы добавить что-то или что-то убрать.</text:p>
      <text:p text:style-name="Standard"/>
      <text:p text:style-name="Standard"><text:span text:style-name="T5"><text:s/>________________________________________________________________________________________________________________________________</text:span></text:p>
      <text:p text:style-name="Title"/>
      <text:p text:style-name="Title"/>
      <text:p text:style-name="Title">Роли администраторов</text:p>
      <text:p text:style-name="Standard">Admin — может все</text:p>
      <text:p text:style-name="Standard">Supervisor — заказы, редактирование, отправка</text:p>
      <text:p text:style-name="Standard">Minivisor — заказы, ограничения по цене, создание клиентов</text:p>
      <text:p text:style-name="Standard"/>
      <text:p text:style-name="Title">Роли клиентов</text:p>
      <text:p text:style-name="Text_20_body">Superclient — отправка заказов, просмотр (не реализуется)</text:p>
      <text:p text:style-name="Text_20_body">Client — просмотр</text:p>
      <text:p text:style-name="Text_20_body"><text:soft-page-break/></text:p>
      <text:p text:style-name="Title">Поставщик - направления</text:p>
      <text:p text:style-name="Text_20_body">OEM - US</text:p>
      <text:p text:style-name="P20">AFTMARK - US</text:p>
      <text:p text:style-name="P20">MOTO - US</text:p>
      <text:p text:style-name="P20">ONLINE - US</text:p>
      <text:p text:style-name="P20">EXAP - MSK</text:p>
      <text:p text:style-name="Text_20_body"><text:span text:style-name="T1">DOCAP - </text:span><text:span text:style-name="T1">MSK</text:span></text:p>
      <text:p text:style-name="P20">DOCVP - MSK</text:p>
      <text:p text:style-name="Text_20_body">Справочник направлений реализуется в коде (например, в файле настроек). Связанные c <text:s/>направлениями сущности можно будет редактировать и привязывать к направлениям (их список должен быть доступен для выбора из него в админке)<text:span text:style-name="T6">.</text:span></text:p>
      <text:p text:style-name="Title">Логика отправки заказа для направления US</text:p>
      <text:p text:style-name="Text_20_body">Интерфейс тот же, что и есть - "По группам".</text:p>
      <text:p text:style-name="Text_20_body">Выводятся позиции со статусом "Новый заказ". Следующий по счёту <text:span text:style-name="T1">PO</text:span> (свой для каждого направления) получает та группа, которая ушла в заказ первой <text:s/>+ у каждого направления свои <text:span text:style-name="T1">PO</text:span>. <text:s/>ВАЖНО: «ПО ГРУППАМ» разбиваются только американские направления. Российские пусть пока валятся в одну кучу.</text:p>
      <text:p text:style-name="P24">Например, первый отправленный заказ (направл <text:span text:style-name="T1">OEM</text:span>.брэнд <text:span text:style-name="T1">mopar</text:span>) уйдёт с <text:span text:style-name="T1">PO</text:span>=<text:span text:style-name="T1">SP</text:span>564, второй отправленный заказ (направл <text:span text:style-name="T1">EXAP</text:span>, без сортировки по брэндам) уйдёт с <text:span text:style-name="T1">PO</text:span>=<text:span text:style-name="T1">SPD</text:span>003, третий отправленный заказ (направл <text:span text:style-name="T1">DOCAP</text:span>, без сортировки по брэндам) уйдёт с <text:span text:style-name="T1">PO</text:span>=<text:span text:style-name="T1">SPX</text:span>003, четвертый отправленный заказ с направлением OEM, бренд Mazda уйдет с PO = SP565</text:p>
      <text:p text:style-name="Text_20_body">Для каждой группы возможна отдельная отправка.</text:p>
      <text:p text:style-name="Text_20_body">Оправляются позиции, у которых статус был изменен на "Получено в заказ"</text:p>
      <text:p text:style-name="P21">Отправка</text:p>
      <text:p text:style-name="P22">1) Для направления US - формирование файла определенной структуры и передача его по протоколу SOAP на веб-сервис дилера.</text:p>
      <text:p text:style-name="P23">Нужна структура для отправки, а также URL и необходимые параметры запроса.</text:p>
      <text:p text:style-name="P23">Еще раз хочу уточнить - в первой версии мы говорим только про отправку? Отслеживание состояния и т.д. - на следующие этапы, так?</text:p>
      <text:p text:style-name="Text_20_body">2) Для остальных напрвлений - отправка на указанный в настройках почтовый адрес письма со списком позиций.</text:p>
      <text:p text:style-name="Text_20_body"/>
      <text:p text:style-name="Text_20_body"><text:soft-page-break/>По факту отправки все позиции, вошедшие в данный бренд, помечаются одним PO. Этот PO формируется как XXXYYY:</text:p>
      <text:p text:style-name="Text_20_body">Буквенная часть (XXX) - PO для соответствующего направления.</text:p>
      <text:p text:style-name="Text_20_body">Числовая часть (YYY)- порядковый номер для данного <text:span text:style-name="T7">для данной отправки</text:span></text:p>
      <text:p text:style-name="Text_20_body"/>
      <text:p text:style-name="Title">Журнал изменений статуса заказа</text:p>
      <text:p text:style-name="Text_20_body">Для каждой позиции ведется журнал, в котором фиксируются изменения статуса позиции - указывается дата изменения, пользователь, а также старое и новое значение статуса..</text:p>
      <text:p text:style-name="Title">Статусы заказа</text:p>
      <text:p text:style-name="Text_20_body">НОВЫЙ ЗАКАЗ</text:p>
      <text:p text:style-name="Text_20_body">Позиция добавлена в базу. никаких действий не производилось. СТАТУС появляется после заказа менджером или клиентом</text:p>
      <text:p text:style-name="Text_20_body">ПОЛУЧЕНО В ЗАКАЗ</text:p>
      <text:p text:style-name="Text_20_body">Позиция отправлена в заказ. СТАТУС появляется после отправки заказа поставщику</text:p>
      <text:p text:style-name="Text_20_body">В РАБОТЕ</text:p>
      <text:p text:style-name="Text_20_body">Позиция получена в заказ поставщиком. СТАТУС появляется после изменения состояния поставщиком</text:p>
      <text:p text:style-name="Text_20_body">ОТКАЗ</text:p>
      <text:p text:style-name="Text_20_body">Отказ в поставке. Остановка заказа СТАТУС появляется после изменения состояния поставщиком или вручную</text:p>
      <text:p text:style-name="Text_20_body">НЕКОРРЕКТНЫЙ НОМЕР</text:p>
      <text:p text:style-name="Text_20_body">Некорректный номер. Остановка заказа СТАТУС появляется после изменения состояния поставщиком или вручную</text:p>
      <text:p text:style-name="Text_20_body">ОТСУТСТВУЕТ НА СКЛАДЕ</text:p>
      <text:p text:style-name="Text_20_body">По факту выяснилось отсутствие на складе. Остановка заказа СТАТУС <text:s/>появляется после изменения состояния поставщиком или вручную</text:p>
      <text:p text:style-name="Text_20_body">ЗАМЕНА НОМЕРА</text:p>
      <text:p text:style-name="Text_20_body">Замена номера повлекла значительное повышение цены. Остановка заказа. СТАТУС <text:s/>изменяется вручную.</text:p>
      <text:p text:style-name="Text_20_body"><text:span text:style-name="T1">BACK</text:span> <text:span text:style-name="T1">ORDER</text:span></text:p>
      <text:p text:style-name="Text_20_body">Позиции нет на складе. Увеличение срока поставки. Заказ в работе. СТАТУС <text:s/>появляется после изменения состояния поставщиком</text:p>
      <text:p text:style-name="Text_20_body">ПОЛУЧЕНО ПОСТАВЩИКОМ</text:p>
      <text:p text:style-name="Text_20_body">Позиция получена поставщиком. СТАТУС <text:s/>появляется после изменения состояния поставщиком или вручную</text:p>
      <text:p text:style-name="Text_20_body"><text:soft-page-break/>В ДОСТАВКЕ</text:p>
      <text:p text:style-name="Text_20_body">Позиция отправлена поставщиком. СТАТУС <text:s/>появляется после изменения состояния поставщиком или вручную</text:p>
      <text:p text:style-name="Text_20_body">ПОЛУЧЕНО НА СКЛАД</text:p>
      <text:p text:style-name="Text_20_body">Позиция получена на склад в Москве. СТАТУС <text:s/>появляется после изменения состояния поставщиком или вручную</text:p>
      <text:p text:style-name="Text_20_body">ОТПРАВЛЕНО ПРЕДСТАВИТЕЛЮ</text:p>
      <text:p text:style-name="Text_20_body">Позиция принята перевозчиком. СТАТУС <text:s/>появляется после изменения состояния поставщиком или вручную</text:p>
      <text:p text:style-name="Text_20_body">ПОЛУЧЕНО ОФИСОМ</text:p>
      <text:p text:style-name="Text_20_body">Позиция получена по факту в Минске. СТАТУС изменяется после внесения веса детали или вручную</text:p>
      <text:p text:style-name="Text_20_body">ВЫДАНО</text:p>
      <text:p text:style-name="Text_20_body">Позиция списана со склада в Минске и выдана клиенту. СТАТУС <text:s/>изменяется вручную</text:p>
      <text:p text:style-name="Text_20_body"/>
      <text:p text:style-name="Text_20_body">В любом случае все статусы будут изменяться и программно и вручную, но пока что-то не реализовано, всегда остаётся ручной вариант.</text:p>
      <text:p text:style-name="Text_20_body">Возможно появятся какие-то ещё статусы, поэтому нужно делать с перспективой добавления/изменения/удаления каких-то статусов.</text:p>
      <text:p text:style-name="P25">Сейчас делаем максимальный функционал по поставщикам <text:span text:style-name="T1">US</text:span>. Поэтому всё, что относится к <text:span text:style-name="T1">RU</text:span>, будет делаться пока вручну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Arial Unicode MS'"/>
    <style:font-face style:name="DejaVu Sans1" svg:font-family="'DejaVu Sans', 'MS Minch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ru" fo:country="RU"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Название3"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Указатель3" style:family="paragraph" style:parent-style-name="Standard">
      <style:paragraph-properties text:number-lines="false" text:line-number="0"/>
    </style:style>
    <style:style style:name="Название2"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Указатель2" style:family="paragraph" style:parent-style-name="Standard">
      <style:paragraph-properties text:number-lines="false" text:line-number="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Название1"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Указатель1" style:family="paragraph" style:parent-style-name="Standard">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font-name-complex="OpenSymbol"/>
    </style:style>
    <style:style style:name="WW8Num5z0" style:family="text">
      <style:text-properties style:font-name="Symbol" style:font-name-complex="OpenSymbol"/>
    </style:style>
    <style:style style:name="Absatz-Standardschriftart" style:family="text"/>
    <style:style style:name="WW-Absatz-Standardschriftart" style:family="text"/>
    <style:style style:name="Основной_20_шрифт_20_абзаца" style:display-name="Основной шрифт абзаца" style:family="text"/>
    <style:style style:name="WW-Absatz-Standardschriftart1" style:family="text"/>
    <style:style style:name="Основной_20_шрифт_20_абзаца2" style:display-name="Основной шрифт абзаца2" style:family="text"/>
    <style:style style:name="WW-Absatz-Standardschriftart11" style:family="text"/>
    <style:style style:name="Основной_20_шрифт_20_абзаца1" style:display-name="Основной шрифт абзаца1"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1cm" fo:margin-bottom="1cm" fo:margin-left="1cm" fo:margin-right="1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mitry Kosov</meta:initial-creator>
    <meta:creation-date>2010-10-01T16:44:00</meta:creation-date>
    <dc:creator>Admin</dc:creator>
    <dc:date>2010-10-01T16:44:00</dc:date>
    <meta:print-date>2010-09-01T17:10:00</meta:print-date>
    <meta:editing-cycles>2</meta:editing-cycles>
    <meta:editing-duration>PT03H21M00S</meta:editing-duration>
    <meta:document-statistic meta:table-count="4" meta:image-count="0" meta:object-count="0" meta:page-count="9" meta:paragraph-count="348" meta:word-count="1799" meta:character-count="12453"/>
    <meta:generator>OpenOffice.org/3.2$Linux OpenOffice.org_project/320m12$Build-9483</meta:generator>
    <meta:user-defined meta:name="Поле 1"/>
    <meta:user-defined meta:name="Поле 2"/>
    <meta:user-defined meta:name="Поле 3"/>
    <meta:user-defined meta:name="Поле 4"/>
  </office:meta>
</office:document-meta>
</file>